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style:font-size-asian="12pt" style:font-size-complex="12pt"/>
    </style:style>
    <style:style style:name="P2" style:family="paragraph" style:parent-style-name="Standard">
      <style:text-properties style:font-name="DejaVu Sans Condensed1" fo:font-size="12pt" officeooo:rsid="002b92af" officeooo:paragraph-rsid="000caec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style:font-size-asian="12pt" style:font-size-complex="12pt"/>
    </style:style>
    <style:style style:name="P4" style:family="paragraph" style:parent-style-name="Standard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2a873" officeooo:paragraph-rsid="0032a873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 style:list-style-name="L1">
      <style:text-properties officeooo:paragraph-rsid="002cef67"/>
    </style:style>
    <style:style style:name="P8" style:family="paragraph" style:parent-style-name="Standard" style:list-style-name="L1">
      <style:text-properties style:font-name="DejaVu Sans Condensed1" fo:font-size="12pt" officeooo:rsid="002cef67" officeooo:paragraph-rsid="002cef67" style:font-size-asian="12pt" style:font-size-complex="12pt"/>
    </style:style>
    <style:style style:name="P9" style:family="paragraph" style:parent-style-name="Standard" style:list-style-name="L1">
      <style:text-properties style:font-name="DejaVu Sans Condensed1" fo:font-size="12pt" officeooo:rsid="0030bb92" officeooo:paragraph-rsid="0030bb92" style:font-size-asian="12pt" style:font-size-complex="12pt"/>
    </style:style>
    <style:style style:name="P10" style:family="paragraph" style:parent-style-name="Standard" style:list-style-name="L3">
      <style:text-properties style:font-name="DejaVu Sans Condensed1" fo:font-size="12pt" officeooo:paragraph-rsid="0036b219" style:font-size-asian="12pt" style:font-size-complex="12pt"/>
    </style:style>
    <style:style style:name="P11" style:family="paragraph" style:parent-style-name="Standard" style:list-style-name="L4">
      <style:text-properties style:font-name="DejaVu Sans Condensed1" fo:font-size="12pt" style:font-size-asian="12pt" style:font-size-complex="12pt"/>
    </style:style>
    <style:style style:name="P12" style:family="paragraph" style:parent-style-name="Standard" style:list-style-name="L4">
      <style:text-properties style:font-name="DejaVu Sans Condensed1" fo:font-size="12pt" officeooo:paragraph-rsid="000caec9" style:font-size-asian="12pt" style:font-size-complex="12pt"/>
    </style:style>
    <style:style style:name="P13" style:family="paragraph" style:parent-style-name="Standard" style:list-style-name="L5">
      <style:text-properties style:font-name="DejaVu Sans Condensed1" fo:font-size="12pt" style:font-size-asian="12pt" style:font-size-complex="12pt"/>
    </style:style>
    <style:style style:name="P14" style:family="paragraph" style:parent-style-name="Standard" style:list-style-name="L5">
      <style:text-properties style:font-name="DejaVu Sans Condensed1" fo:font-size="12pt" officeooo:paragraph-rsid="0028718c" style:font-size-asian="12pt" style:font-size-complex="12pt"/>
    </style:style>
    <style:style style:name="P15" style:family="paragraph" style:parent-style-name="Standard" style:list-style-name="L5">
      <style:text-properties style:font-name="DejaVu Sans Condensed1" fo:font-size="12pt" officeooo:paragraph-rsid="000caec9" style:font-size-asian="12pt" style:font-size-complex="12pt"/>
    </style:style>
    <style:style style:name="P16" style:family="paragraph" style:parent-style-name="Standard" style:list-style-name="L5">
      <style:text-properties style:font-name="DejaVu Sans Condensed1" fo:font-size="12pt" officeooo:rsid="0010f08f" officeooo:paragraph-rsid="0010f08f" style:font-size-asian="12pt" style:font-size-complex="12pt"/>
    </style:style>
    <style:style style:name="P17" style:family="paragraph" style:parent-style-name="Standard" style:list-style-name="L2">
      <style:text-properties style:font-name="DejaVu Sans Condensed1" fo:font-size="12pt" fo:font-style="normal" fo:font-weight="normal" officeooo:rsid="0032a873" officeooo:paragraph-rsid="0032a873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text-properties style:font-name="DejaVu Sans Condensed1" fo:font-size="12pt" fo:font-style="normal" fo:font-weight="normal" officeooo:rsid="0010f08f" officeooo:paragraph-rsid="0036b21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text-properties style:font-name="DejaVu Sans Condensed1" fo:font-size="12pt" fo:font-style="normal" fo:font-weight="normal" officeooo:rsid="0036b219" officeooo:paragraph-rsid="0036b21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4"/>
    <style:style style:name="P21" style:family="paragraph" style:parent-style-name="Standard" style:list-style-name="L5"/>
    <style:style style:name="P22" style:family="paragraph" style:parent-style-name="Standard">
      <style:paragraph-properties fo:text-align="start" style:justify-single-word="false"/>
      <style:text-properties officeooo:paragraph-rsid="0037903a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7903a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7903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659b" style:font-weight-asian="bold" style:font-weight-complex="bold"/>
    </style:style>
    <style:style style:name="T3" style:family="text">
      <style:text-properties fo:font-weight="bold" officeooo:rsid="0028718c" style:font-weight-asian="bold" style:font-weight-complex="bold"/>
    </style:style>
    <style:style style:name="T4" style:family="text">
      <style:text-properties officeooo:rsid="000caec9"/>
    </style:style>
    <style:style style:name="T5" style:family="text">
      <style:text-properties officeooo:rsid="000db6dc"/>
    </style:style>
    <style:style style:name="T6" style:family="text">
      <style:text-properties officeooo:rsid="0010f08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f08f" style:font-weight-asian="normal" style:font-weight-complex="normal"/>
    </style:style>
    <style:style style:name="T9" style:family="text">
      <style:text-properties officeooo:rsid="00122da8"/>
    </style:style>
    <style:style style:name="T10" style:family="text">
      <style:text-properties officeooo:rsid="0013d5a3"/>
    </style:style>
    <style:style style:name="T11" style:family="text">
      <style:text-properties officeooo:rsid="0028718c"/>
    </style:style>
    <style:style style:name="T12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1a6bb5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15fc84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19b818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21c42f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0db6dc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10f08f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36d403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372c8f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style:font-size-asian="12pt" style:font-size-complex="12pt"/>
    </style:style>
    <style:style style:name="T22" style:family="text">
      <style:text-properties style:font-name="DejaVu Sans Condensed1" fo:font-size="12pt" officeooo:rsid="002ec7b5" style:font-size-asian="12pt" style:font-size-complex="12pt"/>
    </style:style>
    <style:style style:name="T23" style:family="text">
      <style:text-properties style:font-name="DejaVu Sans Condensed1" fo:font-size="12pt" officeooo:rsid="002cef67" style:font-size-asian="12pt" style:font-size-complex="12pt"/>
    </style:style>
    <style:style style:name="T24" style:family="text">
      <style:text-properties style:font-name="DejaVu Sans Condensed1" fo:font-size="12pt" officeooo:rsid="0033f9d1" style:font-size-asian="12pt" style:font-size-complex="12pt"/>
    </style:style>
    <style:style style:name="T25" style:family="text">
      <style:text-properties style:font-name="DejaVu Sans Condensed1" fo:font-size="12pt" officeooo:rsid="0010f08f" style:font-size-asian="12pt" style:font-size-complex="12pt"/>
    </style:style>
    <style:style style:name="T26" style:family="text">
      <style:text-properties officeooo:rsid="002ec7b5"/>
    </style:style>
    <style:style style:name="T27" style:family="text">
      <style:text-properties officeooo:rsid="0035aa66"/>
    </style:style>
    <style:style style:name="T28" style:family="text">
      <style:text-properties style:font-name="DejaVu Sans Condensed" officeooo:rsid="0035aa66" style:font-name-asian="DejaVu Sans Condensed" style:font-name-complex="DejaVu Sans Condensed"/>
    </style:style>
    <style:style style:name="T29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3">1<text:span text:style-name="T29">xx</text:span> - Controls</text:p>
          </table:table-cell>
          <table:table-cell table:style-name="Table1.B1" office:value-type="string">
            <text:p text:style-name="P24">2xx - Ground</text:p>
          </table:table-cell>
          <table:table-cell table:style-name="Table1.C1" office:value-type="string">
            <text:p text:style-name="P24">3xx - Flight</text:p>
          </table:table-cell>
          <table:table-cell table:style-name="Table1.B1" office:value-type="string">
            <text:p text:style-name="P24">4xx - A2A</text:p>
          </table:table-cell>
          <table:table-cell table:style-name="Table1.B1" office:value-type="string">
            <text:p text:style-name="P24">5xx - A2G</text:p>
          </table:table-cell>
          <table:table-cell table:style-name="Table1.F1" office:value-type="string">
            <text:p text:style-name="P24">6xx - Misc</text:p>
          </table:table-cell>
        </table:table-row>
      </table:table>
      <text:p text:style-name="P22"><text:span text:style-name="T13">3</text:span><text:span text:style-name="T20">0</text:span><text:span text:style-name="T19">4</text:span><text:span text:style-name="T14"> - </text:span><text:span text:style-name="T15">Flight - </text:span><text:span text:style-name="T16">Nav</text:span><text:span text:style-name="T17"> Fixes</text:span></text:p>
      <text:p text:style-name="P3"/>
      <text:p text:style-name="P4">Notes</text:p>
      <text:list text:style-name="L1">
        <text:list-item>
          <text:p text:style-name="P7"><text:span text:style-name="T22">T</text:span><text:span text:style-name="T23">errain following system accuracy can be checked in AKT POS, OUT, the 5th digit is the status:</text:span></text:p>
          <text:list>
            <text:list-item>
              <text:p text:style-name="P8">0 = TERNAV inoperable</text:p>
            </text:list-item>
            <text:list-item>
              <text:p text:style-name="P8">1 = TERNAV OK, but not in use. <text:s/>Stand-by mode, aircraft is on ground or is outside TERNAV area.</text:p>
            </text:list-item>
            <text:list-item>
              <text:p text:style-name="P8">2 = TERNAV OK, rough search, attempting to find area</text:p>
            </text:list-item>
            <text:list-item>
              <text:p text:style-name="P8">3 = TERNAV OK, fine search, still trying to find exact location</text:p>
            </text:list-item>
            <text:list-item>
              <text:p text:style-name="P8">4 = TERNAV OK and tracking, but not being used. <text:s/>SPA master mode may show this.</text:p>
            </text:list-item>
            <text:list-item>
              <text:p text:style-name="P7"><text:span text:style-name="T23">5 = TERNAV OK and </text:span><text:span text:style-name="T24">tracking</text:span><text:span text:style-name="T23">, location known</text:span><text:span text:style-name="T24"> and navigation system in use.</text:span></text:p>
            </text:list-item>
            <text:list-item>
              <text:p text:style-name="P8"><text:span text:style-name="T26">The </text:span>6th digit shows position error in km.</text:p>
            </text:list-item>
          </text:list>
        </text:list-item>
        <text:list-item>
          <text:p text:style-name="P9"><text:span text:style-name="T27">When showing lat/longs,</text:span> the latitude number has the first digit flashing, the longitude number is solid.</text:p>
        </text:list-item>
      </text:list>
      <text:p text:style-name="P1"/>
      <text:p text:style-name="P5">Nav fixes/updates</text:p>
      <text:list xml:id="list2846866521" text:style-name="L2">
        <text:list-item>
          <text:p text:style-name="P17">Select the waypoint you want to update.</text:p>
        </text:list-item>
      </text:list>
      <text:list text:style-name="L3">
        <text:list-item>
          <text:list>
            <text:list-item>
              <text:p text:style-name="P10">Updating a B<text:span text:style-name="T5">n</text:span> navigation waypoint will update <text:span text:style-name="T10">all the other waypoints,</text:span> <text:span text:style-name="T9">including target waypoints</text:span>.</text:p>
            </text:list-item>
            <text:list-item>
              <text:p text:style-name="P10">Updating a M<text:span text:style-name="T5">n</text:span> target waypoint will update only that waypoint.</text:p>
            </text:list-item>
            <text:list-item>
              <text:p text:style-name="P18">Updating the BX8 marker waypoint will update BX6, BX7, and BX9 as well, but updating BX6, BX7, or BX9 will only update that specific waypoint.</text:p>
            </text:list-item>
          </text:list>
        </text:list-item>
      </text:list>
      <text:list xml:id="list140218116945854" text:continue-list="list2846866521" text:style-name="L2">
        <text:list-item>
          <text:p text:style-name="P19">When updating a waypoint (E or flashing E), automatic waypoint incrementing when flying over the waypoint is inhibited.</text:p>
        </text:list-item>
      </text:list>
      <text:p text:style-name="P6">Visual f<text:span text:style-name="T28">‌</text:span>ly-over <text:span text:style-name="T6">f</text:span><text:span text:style-name="T28">‌</text:span><text:span text:style-name="T6">ix</text:span></text:p>
      <text:list text:style-name="L4">
        <text:list-item>
          <text:p text:style-name="P20"><text:span text:style-name="T21">Radar must be </text:span><text:span text:style-name="T12">Off</text:span><text:span text:style-name="T21">.</text:span></text:p>
        </text:list-item>
        <text:list-item>
          <text:p text:style-name="P11"><text:span text:style-name="T1">Destination Indicator</text:span> should show the waypoint you want to correct, and that you're going to fly over the actual location of.</text:p>
        </text:list-item>
        <text:list-item>
          <text:p text:style-name="P11">Press <text:span text:style-name="T1">T1 detent</text:span> <text:span text:style-name="T11">(</text:span><text:span text:style-name="T3">shift-Ministick press</text:span><text:span text:style-name="T11">) </text:span>on radar stick. <text:s/><text:span text:style-name="T1">Destination Indicat</text:span><text:span text:style-name="T2">o</text:span><text:span text:style-name="T1">r</text:span> should show a <text:span text:style-name="T1">solid E</text:span>.</text:p>
        </text:list-item>
        <text:list-item>
          <text:p text:style-name="P12">When you are <text:span text:style-name="T4">directly </text:span>over the actual location of the waypoint, press the <text:span text:style-name="T1">TV detent</text:span> <text:span text:style-name="T11">(</text:span><text:span text:style-name="T3">Ministick press</text:span><text:span text:style-name="T11">) </text:span>on radar stick.</text:p>
        </text:list-item>
        <text:list-item>
          <text:p text:style-name="P12">Waypoint location will be updated and next waypoint will be selected.</text:p>
        </text:list-item>
      </text:list>
      <text:p text:style-name="P6">Radar f<text:span text:style-name="T28">‌</text:span>ix</text:p>
      <text:list text:style-name="L5">
        <text:list-item>
          <text:p text:style-name="P21"><text:span text:style-name="T21">Radar must be </text:span><text:span text:style-name="T12">On</text:span><text:span text:style-name="T21"> </text:span><text:span text:style-name="T25">in </text:span><text:span text:style-name="T18">A1</text:span><text:span text:style-name="T25"> mode (PPI display)</text:span><text:span text:style-name="T21">.</text:span></text:p>
        </text:list-item>
        <text:list-item>
          <text:p text:style-name="P13"><text:span text:style-name="T1">Destination Indicator</text:span> should show the waypoint you want to correct, and that you're going to select the exact location of on the radar.</text:p>
        </text:list-item>
        <text:list-item>
          <text:p text:style-name="P16">Current location of waypoint will show as a circle on the radar screen.</text:p>
        </text:list-item>
        <text:list-item>
          <text:p text:style-name="P14">Press <text:span text:style-name="T1">T1 detent</text:span> <text:span text:style-name="T11">(</text:span><text:span text:style-name="T3">shift-Ministick press</text:span><text:span text:style-name="T11">)</text:span> on radar stick. <text:s/><text:span text:style-name="T1">Destination Indicat</text:span><text:span text:style-name="T2">o</text:span><text:span text:style-name="T1">r</text:span> should show a <text:span text:style-name="T1">flashing E</text:span><text:span text:style-name="T7">, </text:span><text:span text:style-name="T8">and a cross will appear on the radar screen.</text:span></text:p>
        </text:list-item>
        <text:list-item>
          <text:p text:style-name="P13">Use the radar control stick <text:span text:style-name="T4">(ministick on throttle)</text:span> to move the cross <text:span text:style-name="T6">on the radar screen </text:span>to the <text:span text:style-name="T6">waypoint's</text:span> correct location.</text:p>
        </text:list-item>
        <text:list-item>
          <text:p text:style-name="P14">Press the <text:span text:style-name="T1">TV detent</text:span> <text:span text:style-name="T11">(</text:span><text:span text:style-name="T3">Ministick press</text:span><text:span text:style-name="T11">)</text:span> on radar stick.</text:p>
        </text:list-item>
        <text:list-item>
          <text:p text:style-name="P15">Waypoint location will be updated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2:17.891000000</dc:date>
    <meta:editing-duration>P1DT5H7M44S</meta:editing-duration>
    <meta:editing-cycles>33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7" meta:word-count="422" meta:character-count="2299" meta:non-whitespace-character-count="1936"/>
  </office:meta>
</office:document-meta>
</file>